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50"/>
    <style:style style:name="ce4" style:family="table-cell" style:parent-style-name="Default" style:data-style-name="N48"/>
    <style:style style:name="ce5" style:family="table-cell" style:parent-style-name="Default" style:data-style-name="N49"/>
    <style:style style:name="ce6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ar(--jp-code-font-family)" style:font-name-asian="Var(--jp-code-font-family)" style:font-name-complex="Var(--jp-code-font-family)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5" table:style-name="ce7">
            <text:p>2.5</text:p>
          </table:table-cell>
          <table:table-cell office:value-type="float" office:value="23.2645329517789" table:style-name="ce4">
            <text:p>23.265</text:p>
          </table:table-cell>
          <table:table-cell office:value-type="float" office:value="0.704295466038379" table:style-name="ce5">
            <text:p>0.70430</text:p>
          </table:table-cell>
          <table:table-cell office:value-type="float" office:value="10796.5187988281" table:style-name="ce2">
            <text:p>10796.52</text:p>
          </table:table-cell>
          <table:table-cell office:value-type="float" office:value="3527.7615966796802" table:style-name="ce2">
            <text:p>3527.7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8" table:style-name="ce7">
            <text:p>3.8</text:p>
          </table:table-cell>
          <table:table-cell office:value-type="float" office:value="25.258374611411199" table:style-name="ce4">
            <text:p>25.258</text:p>
          </table:table-cell>
          <table:table-cell office:value-type="float" office:value="0.750365054979098" table:style-name="ce5">
            <text:p>0.75037</text:p>
          </table:table-cell>
          <table:table-cell office:value-type="float" office:value="9614.623046875" table:style-name="ce2">
            <text:p>9614.62</text:p>
          </table:table-cell>
          <table:table-cell office:value-type="float" office:value="3435.2357788085901" table:style-name="ce2">
            <text:p>3435.24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9000000000000004" table:style-name="ce7">
            <text:p>4.9</text:p>
          </table:table-cell>
          <table:table-cell office:value-type="float" office:value="26.506834981422099" table:style-name="ce4">
            <text:p>26.507</text:p>
          </table:table-cell>
          <table:table-cell office:value-type="float" office:value="0.77821376811882803" table:style-name="ce5">
            <text:p>0.77821</text:p>
          </table:table-cell>
          <table:table-cell office:value-type="float" office:value="9535.8347167968695" table:style-name="ce2">
            <text:p>9535.83</text:p>
          </table:table-cell>
          <table:table-cell office:value-type="float" office:value="3704.9186401367101" table:style-name="ce2">
            <text:p>3704.92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2" table:style-name="ce7">
            <text:p>6.2</text:p>
          </table:table-cell>
          <table:table-cell office:value-type="float" office:value="27.636349857877001" table:style-name="ce4">
            <text:p>27.636</text:p>
          </table:table-cell>
          <table:table-cell office:value-type="float" office:value="0.80138535969819502" table:style-name="ce5">
            <text:p>0.80139</text:p>
          </table:table-cell>
          <table:table-cell office:value-type="float" office:value="9068.7644042968695" table:style-name="ce2">
            <text:p>9068.76</text:p>
          </table:table-cell>
          <table:table-cell office:value-type="float" office:value="3729.54809570312" table:style-name="ce2">
            <text:p>3729.55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6" table:style-name="ce7">
            <text:p>7.6</text:p>
          </table:table-cell>
          <table:table-cell office:value-type="float" office:value="28.642271967229998" table:style-name="ce4">
            <text:p>28.642</text:p>
          </table:table-cell>
          <table:table-cell office:value-type="float" office:value="0.82238672563325999" table:style-name="ce5">
            <text:p>0.82239</text:p>
          </table:table-cell>
          <table:table-cell office:value-type="float" office:value="8893.1434326171802" table:style-name="ce2">
            <text:p>8893.14</text:p>
          </table:table-cell>
          <table:table-cell office:value-type="float" office:value="3887.23388671875" table:style-name="ce2">
            <text:p>3887.23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1" table:style-name="ce7">
            <text:p>9.1</text:p>
          </table:table-cell>
          <table:table-cell office:value-type="float" office:value="29.4984413447586" table:style-name="ce4">
            <text:p>29.498</text:p>
          </table:table-cell>
          <table:table-cell office:value-type="float" office:value="0.84257845588833702" table:style-name="ce5">
            <text:p>0.84258</text:p>
          </table:table-cell>
          <table:table-cell office:value-type="float" office:value="8523.9313964843695" table:style-name="ce2">
            <text:p>8523.93</text:p>
          </table:table-cell>
          <table:table-cell office:value-type="float" office:value="3817.72314453125" table:style-name="ce2">
            <text:p>3817.72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0.7" table:style-name="ce7">
            <text:p>10.7</text:p>
          </table:table-cell>
          <table:table-cell office:value-type="float" office:value="30.133684745178499" table:style-name="ce4">
            <text:p>30.134</text:p>
          </table:table-cell>
          <table:table-cell office:value-type="float" office:value="0.85507164357951604" table:style-name="ce5">
            <text:p>0.85507</text:p>
          </table:table-cell>
          <table:table-cell office:value-type="float" office:value="8180.4309082031205" table:style-name="ce2">
            <text:p>8180.43</text:p>
          </table:table-cell>
          <table:table-cell office:value-type="float" office:value="3803.3037109375" table:style-name="ce2">
            <text:p>3803.30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2.4" table:style-name="ce7">
            <text:p>12.4</text:p>
          </table:table-cell>
          <table:table-cell office:value-type="float" office:value="30.7747876903736" table:style-name="ce4">
            <text:p>30.775</text:p>
          </table:table-cell>
          <table:table-cell office:value-type="float" office:value="0.86848251538424204" table:style-name="ce5">
            <text:p>0.86848</text:p>
          </table:table-cell>
          <table:table-cell office:value-type="float" office:value="7898.5504150390598" table:style-name="ce2">
            <text:p>7898.55</text:p>
          </table:table-cell>
          <table:table-cell office:value-type="float" office:value="3637.884765625" table:style-name="ce2">
            <text:p>3637.8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4.3" table:style-name="ce7">
            <text:p>14.3</text:p>
          </table:table-cell>
          <table:table-cell office:value-type="float" office:value="31.388969720385901" table:style-name="ce4">
            <text:p>31.389</text:p>
          </table:table-cell>
          <table:table-cell office:value-type="float" office:value="0.87846855918919997" table:style-name="ce5">
            <text:p>0.87847</text:p>
          </table:table-cell>
          <table:table-cell office:value-type="float" office:value="7772.1462402343705" table:style-name="ce2">
            <text:p>7772.15</text:p>
          </table:table-cell>
          <table:table-cell office:value-type="float" office:value="3627.44189453125" table:style-name="ce2">
            <text:p>3627.4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6.2" table:style-name="ce7">
            <text:p>16.2</text:p>
          </table:table-cell>
          <table:table-cell office:value-type="float" office:value="31.912855236252501" table:style-name="ce4">
            <text:p>31.913</text:p>
          </table:table-cell>
          <table:table-cell office:value-type="float" office:value="0.88761971268742601" table:style-name="ce5">
            <text:p>0.88762</text:p>
          </table:table-cell>
          <table:table-cell office:value-type="float" office:value="7596.1331787109302" table:style-name="ce2">
            <text:p>7596.13</text:p>
          </table:table-cell>
          <table:table-cell office:value-type="float" office:value="3600.2188720703102" table:style-name="ce2">
            <text:p>3600.22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8.3" table:style-name="ce7">
            <text:p>18.3</text:p>
          </table:table-cell>
          <table:table-cell office:value-type="float" office:value="32.363824959059897" table:style-name="ce4">
            <text:p>32.364</text:p>
          </table:table-cell>
          <table:table-cell office:value-type="float" office:value="0.89572553675519495" table:style-name="ce5">
            <text:p>0.89573</text:p>
          </table:table-cell>
          <table:table-cell office:value-type="float" office:value="7436.0638427734302" table:style-name="ce2">
            <text:p>7436.06</text:p>
          </table:table-cell>
          <table:table-cell office:value-type="float" office:value="3509.9586181640602" table:style-name="ce2">
            <text:p>3509.96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0.3" table:style-name="ce7">
            <text:p>20.3</text:p>
          </table:table-cell>
          <table:table-cell office:value-type="float" office:value="32.7573726413084" table:style-name="ce4">
            <text:p>32.757</text:p>
          </table:table-cell>
          <table:table-cell office:value-type="float" office:value="0.90199226868377602" table:style-name="ce5">
            <text:p>0.90199</text:p>
          </table:table-cell>
          <table:table-cell office:value-type="float" office:value="7288.7823486328098" table:style-name="ce2">
            <text:p>7288.78</text:p>
          </table:table-cell>
          <table:table-cell office:value-type="float" office:value="3506.9662475585901" table:style-name="ce2">
            <text:p>3506.9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2.5" table:style-name="ce7">
            <text:p>22.5</text:p>
          </table:table-cell>
          <table:table-cell office:value-type="float" office:value="33.150049646311999" table:style-name="ce4">
            <text:p>33.150</text:p>
          </table:table-cell>
          <table:table-cell office:value-type="float" office:value="0.90665335633722299" table:style-name="ce5">
            <text:p>0.90665</text:p>
          </table:table-cell>
          <table:table-cell office:value-type="float" office:value="7280.7623291015598" table:style-name="ce2">
            <text:p>7280.76</text:p>
          </table:table-cell>
          <table:table-cell office:value-type="float" office:value="3570.0855102538999" table:style-name="ce2">
            <text:p>3570.09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85395.045950378" table:style-name="ce6">
            <text:p>385395.046</text:p>
          </table:table-cell>
          <table:table-cell office:value-type="float" office:value="1074741.0543269999" table:style-name="ce6">
            <text:p>1074741.054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8" table:style-name="ce7">
            <text:p>2.8</text:p>
          </table:table-cell>
          <table:table-cell office:value-type="float" office:value="21.732829029642701" table:style-name="ce4">
            <text:p>21.733</text:p>
          </table:table-cell>
          <table:table-cell office:value-type="float" office:value="0.54033552849621902" table:style-name="ce5">
            <text:p>0.54034</text:p>
          </table:table-cell>
          <table:table-cell office:value-type="float" office:value="10101.6652832031" table:style-name="ce2">
            <text:p>10101.67</text:p>
          </table:table-cell>
          <table:table-cell office:value-type="float" office:value="3030.83569335937" table:style-name="ce2">
            <text:p>3030.84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9" table:style-name="ce7">
            <text:p>3.9</text:p>
          </table:table-cell>
          <table:table-cell office:value-type="float" office:value="22.723454746131001" table:style-name="ce4">
            <text:p>22.723</text:p>
          </table:table-cell>
          <table:table-cell office:value-type="float" office:value="0.598995916459237" table:style-name="ce5">
            <text:p>0.59900</text:p>
          </table:table-cell>
          <table:table-cell office:value-type="float" office:value="12736.9108886718" table:style-name="ce2">
            <text:p>12736.91</text:p>
          </table:table-cell>
          <table:table-cell office:value-type="float" office:value="4436.5529174804597" table:style-name="ce2">
            <text:p>4436.55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" table:style-name="ce7">
            <text:p>5</text:p>
          </table:table-cell>
          <table:table-cell office:value-type="float" office:value="23.406624625040401" table:style-name="ce4">
            <text:p>23.407</text:p>
          </table:table-cell>
          <table:table-cell office:value-type="float" office:value="0.64129561266123303" table:style-name="ce5">
            <text:p>0.64130</text:p>
          </table:table-cell>
          <table:table-cell office:value-type="float" office:value="16256.6905517578" table:style-name="ce2">
            <text:p>16256.69</text:p>
          </table:table-cell>
          <table:table-cell office:value-type="float" office:value="5903.2086181640598" table:style-name="ce2">
            <text:p>5903.21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" table:style-name="ce7">
            <text:p>6</text:p>
          </table:table-cell>
          <table:table-cell office:value-type="float" office:value="23.896291169554299" table:style-name="ce4">
            <text:p>23.896</text:p>
          </table:table-cell>
          <table:table-cell office:value-type="float" office:value="0.67816579385170705" table:style-name="ce5">
            <text:p>0.67817</text:p>
          </table:table-cell>
          <table:table-cell office:value-type="float" office:value="20195.262451171799" table:style-name="ce2">
            <text:p>20195.26</text:p>
          </table:table-cell>
          <table:table-cell office:value-type="float" office:value="7176.7824707031205" table:style-name="ce2">
            <text:p>7176.78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" table:style-name="ce7">
            <text:p>7</text:p>
          </table:table-cell>
          <table:table-cell office:value-type="float" office:value="24.323816804497799" table:style-name="ce4">
            <text:p>24.324</text:p>
          </table:table-cell>
          <table:table-cell office:value-type="float" office:value="0.70802696556084599" table:style-name="ce5">
            <text:p>0.70803</text:p>
          </table:table-cell>
          <table:table-cell office:value-type="float" office:value="23419.208374023401" table:style-name="ce2">
            <text:p>23419.21</text:p>
          </table:table-cell>
          <table:table-cell office:value-type="float" office:value="7808.4229736328098" table:style-name="ce2">
            <text:p>7808.42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" table:style-name="ce7">
            <text:p>8</text:p>
          </table:table-cell>
          <table:table-cell office:value-type="float" office:value="24.752492511460499" table:style-name="ce4">
            <text:p>24.752</text:p>
          </table:table-cell>
          <table:table-cell office:value-type="float" office:value="0.73265634968219295" table:style-name="ce5">
            <text:p>0.73266</text:p>
          </table:table-cell>
          <table:table-cell office:value-type="float" office:value="24951.8557128906" table:style-name="ce2">
            <text:p>24951.86</text:p>
          </table:table-cell>
          <table:table-cell office:value-type="float" office:value="8292.1265258789008" table:style-name="ce2">
            <text:p>8292.13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" table:style-name="ce7">
            <text:p>9</text:p>
          </table:table-cell>
          <table:table-cell office:value-type="float" office:value="25.170371719034101" table:style-name="ce4">
            <text:p>25.170</text:p>
          </table:table-cell>
          <table:table-cell office:value-type="float" office:value="0.75424623439527905" table:style-name="ce5">
            <text:p>0.75425</text:p>
          </table:table-cell>
          <table:table-cell office:value-type="float" office:value="25576.3430175781" table:style-name="ce2">
            <text:p>25576.34</text:p>
          </table:table-cell>
          <table:table-cell office:value-type="float" office:value="8553.6431884765607" table:style-name="ce2">
            <text:p>8553.64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1" table:style-name="ce7">
            <text:p>10.1</text:p>
          </table:table-cell>
          <table:table-cell office:value-type="float" office:value="25.5817322936647" table:style-name="ce4">
            <text:p>25.582</text:p>
          </table:table-cell>
          <table:table-cell office:value-type="float" office:value="0.77269201021771505" table:style-name="ce5">
            <text:p>0.77269</text:p>
          </table:table-cell>
          <table:table-cell office:value-type="float" office:value="25668.144653320302" table:style-name="ce2">
            <text:p>25668.14</text:p>
          </table:table-cell>
          <table:table-cell office:value-type="float" office:value="8663.9679565429597" table:style-name="ce2">
            <text:p>8663.97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1.2" table:style-name="ce7">
            <text:p>11.2</text:p>
          </table:table-cell>
          <table:table-cell office:value-type="float" office:value="25.948266023841001" table:style-name="ce4">
            <text:p>25.948</text:p>
          </table:table-cell>
          <table:table-cell office:value-type="float" office:value="0.78628759457090103" table:style-name="ce5">
            <text:p>0.78629</text:p>
          </table:table-cell>
          <table:table-cell office:value-type="float" office:value="25845.365600585901" table:style-name="ce2">
            <text:p>25845.37</text:p>
          </table:table-cell>
          <table:table-cell office:value-type="float" office:value="8897.7013549804597" table:style-name="ce2">
            <text:p>8897.70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2.3" table:style-name="ce7">
            <text:p>12.3</text:p>
          </table:table-cell>
          <table:table-cell office:value-type="float" office:value="26.302336656965402" table:style-name="ce4">
            <text:p>26.302</text:p>
          </table:table-cell>
          <table:table-cell office:value-type="float" office:value="0.80022194992576601" table:style-name="ce5">
            <text:p>0.80022</text:p>
          </table:table-cell>
          <table:table-cell office:value-type="float" office:value="26396.6258544921" table:style-name="ce2">
            <text:p>26396.63</text:p>
          </table:table-cell>
          <table:table-cell office:value-type="float" office:value="9089.8758544921802" table:style-name="ce2">
            <text:p>9089.88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3.4" table:style-name="ce7">
            <text:p>13.4</text:p>
          </table:table-cell>
          <table:table-cell office:value-type="float" office:value="26.621583409197701" table:style-name="ce4">
            <text:p>26.622</text:p>
          </table:table-cell>
          <table:table-cell office:value-type="float" office:value="0.81053850561839402" table:style-name="ce5">
            <text:p>0.81054</text:p>
          </table:table-cell>
          <table:table-cell office:value-type="float" office:value="26264.5302734375" table:style-name="ce2">
            <text:p>26264.53</text:p>
          </table:table-cell>
          <table:table-cell office:value-type="float" office:value="9301.3347778320294" table:style-name="ce2">
            <text:p>9301.33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4.6" table:style-name="ce7">
            <text:p>14.6</text:p>
          </table:table-cell>
          <table:table-cell office:value-type="float" office:value="26.976214670606598" table:style-name="ce4">
            <text:p>26.976</text:p>
          </table:table-cell>
          <table:table-cell office:value-type="float" office:value="0.82221761327154097" table:style-name="ce5">
            <text:p>0.82222</text:p>
          </table:table-cell>
          <table:table-cell office:value-type="float" office:value="25988.7724609375" table:style-name="ce2">
            <text:p>25988.77</text:p>
          </table:table-cell>
          <table:table-cell office:value-type="float" office:value="9261.2660522460901" table:style-name="ce2">
            <text:p>9261.2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5.8" table:style-name="ce7">
            <text:p>15.8</text:p>
          </table:table-cell>
          <table:table-cell office:value-type="float" office:value="27.304798274540001" table:style-name="ce4">
            <text:p>27.305</text:p>
          </table:table-cell>
          <table:table-cell office:value-type="float" office:value="0.83210260204298903" table:style-name="ce5">
            <text:p>0.83210</text:p>
          </table:table-cell>
          <table:table-cell office:value-type="float" office:value="25579.932250976501" table:style-name="ce2">
            <text:p>25579.93</text:p>
          </table:table-cell>
          <table:table-cell office:value-type="float" office:value="9140.2506103515607" table:style-name="ce2">
            <text:p>9140.25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53131.36927149701" table:style-name="ce6">
            <text:p>353131.3693</text:p>
          </table:table-cell>
          <table:table-cell office:value-type="float" office:value="1733255.38244945" table:style-name="ce6">
            <text:p>1733255.382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5" table:style-name="ce7">
            <text:p>2.5</text:p>
          </table:table-cell>
          <table:table-cell office:value-type="float" office:value="22.799766651640699" table:style-name="ce4">
            <text:p>22.800</text:p>
          </table:table-cell>
          <table:table-cell office:value-type="float" office:value="0.61750753651830603" table:style-name="ce5">
            <text:p>0.61751</text:p>
          </table:table-cell>
          <table:table-cell office:value-type="float" office:value="10215.9020996093" table:style-name="ce2">
            <text:p>10215.90</text:p>
          </table:table-cell>
          <table:table-cell office:value-type="float" office:value="2916.86303710937" table:style-name="ce2">
            <text:p>2916.86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7" table:style-name="ce7">
            <text:p>3.7</text:p>
          </table:table-cell>
          <table:table-cell office:value-type="float" office:value="24.626025507309201" table:style-name="ce4">
            <text:p>24.626</text:p>
          </table:table-cell>
          <table:table-cell office:value-type="float" office:value="0.67875737761905897" table:style-name="ce5">
            <text:p>0.67876</text:p>
          </table:table-cell>
          <table:table-cell office:value-type="float" office:value="10114.434082031201" table:style-name="ce2">
            <text:p>10114.43</text:p>
          </table:table-cell>
          <table:table-cell office:value-type="float" office:value="3124.01806640625" table:style-name="ce2">
            <text:p>3124.0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8" table:style-name="ce7">
            <text:p>4.8</text:p>
          </table:table-cell>
          <table:table-cell office:value-type="float" office:value="25.793276227658001" table:style-name="ce4">
            <text:p>25.793</text:p>
          </table:table-cell>
          <table:table-cell office:value-type="float" office:value="0.72156596075709001" table:style-name="ce5">
            <text:p>0.72157</text:p>
          </table:table-cell>
          <table:table-cell office:value-type="float" office:value="10208.666381835899" table:style-name="ce2">
            <text:p>10208.67</text:p>
          </table:table-cell>
          <table:table-cell office:value-type="float" office:value="3389.5722045898401" table:style-name="ce2">
            <text:p>3389.57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" table:style-name="ce7">
            <text:p>6</text:p>
          </table:table-cell>
          <table:table-cell office:value-type="float" office:value="26.777569090522199" table:style-name="ce4">
            <text:p>26.778</text:p>
          </table:table-cell>
          <table:table-cell office:value-type="float" office:value="0.75795845661623096" table:style-name="ce5">
            <text:p>0.75796</text:p>
          </table:table-cell>
          <table:table-cell office:value-type="float" office:value="9911.140625" table:style-name="ce2">
            <text:p>9911.14</text:p>
          </table:table-cell>
          <table:table-cell office:value-type="float" office:value="3397.4667358398401" table:style-name="ce2">
            <text:p>3397.4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3" table:style-name="ce7">
            <text:p>7.3</text:p>
          </table:table-cell>
          <table:table-cell office:value-type="float" office:value="27.599595342720999" table:style-name="ce4">
            <text:p>27.600</text:p>
          </table:table-cell>
          <table:table-cell office:value-type="float" office:value="0.78311338293660504" table:style-name="ce5">
            <text:p>0.78311</text:p>
          </table:table-cell>
          <table:table-cell office:value-type="float" office:value="9696.97021484375" table:style-name="ce2">
            <text:p>9696.97</text:p>
          </table:table-cell>
          <table:table-cell office:value-type="float" office:value="3563.8532104492101" table:style-name="ce2">
            <text:p>3563.85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5" table:style-name="ce7">
            <text:p>8.5</text:p>
          </table:table-cell>
          <table:table-cell office:value-type="float" office:value="28.214523659755699" table:style-name="ce4">
            <text:p>28.215</text:p>
          </table:table-cell>
          <table:table-cell office:value-type="float" office:value="0.79852776741337606" table:style-name="ce5">
            <text:p>0.79853</text:p>
          </table:table-cell>
          <table:table-cell office:value-type="float" office:value="9681.70458984375" table:style-name="ce2">
            <text:p>9681.70</text:p>
          </table:table-cell>
          <table:table-cell office:value-type="float" office:value="3533.0127563476499" table:style-name="ce2">
            <text:p>3533.01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9" table:style-name="ce7">
            <text:p>9.9</text:p>
          </table:table-cell>
          <table:table-cell office:value-type="float" office:value="28.824194000310001" table:style-name="ce4">
            <text:p>28.824</text:p>
          </table:table-cell>
          <table:table-cell office:value-type="float" office:value="0.81628008529681495" table:style-name="ce5">
            <text:p>0.81628</text:p>
          </table:table-cell>
          <table:table-cell office:value-type="float" office:value="9438.55908203125" table:style-name="ce2">
            <text:p>9438.56</text:p>
          </table:table-cell>
          <table:table-cell office:value-type="float" office:value="3448.7821655273401" table:style-name="ce2">
            <text:p>3448.78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1.2" table:style-name="ce7">
            <text:p>11.2</text:p>
          </table:table-cell>
          <table:table-cell office:value-type="float" office:value="29.3422157920355" table:style-name="ce4">
            <text:p>29.342</text:p>
          </table:table-cell>
          <table:table-cell office:value-type="float" office:value="0.83173945876425504" table:style-name="ce5">
            <text:p>0.83174</text:p>
          </table:table-cell>
          <table:table-cell office:value-type="float" office:value="9093.31396484375" table:style-name="ce2">
            <text:p>9093.31</text:p>
          </table:table-cell>
          <table:table-cell office:value-type="float" office:value="3342.4814453125" table:style-name="ce2">
            <text:p>3342.4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8" table:style-name="ce7">
            <text:p>12.8</text:p>
          </table:table-cell>
          <table:table-cell office:value-type="float" office:value="29.818545570913301" table:style-name="ce4">
            <text:p>29.819</text:p>
          </table:table-cell>
          <table:table-cell office:value-type="float" office:value="0.84373602158341399" table:style-name="ce5">
            <text:p>0.84374</text:p>
          </table:table-cell>
          <table:table-cell office:value-type="float" office:value="9051.77587890625" table:style-name="ce2">
            <text:p>9051.78</text:p>
          </table:table-cell>
          <table:table-cell office:value-type="float" office:value="3396.2127685546802" table:style-name="ce2">
            <text:p>3396.21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4.4" table:style-name="ce7">
            <text:p>14.4</text:p>
          </table:table-cell>
          <table:table-cell office:value-type="float" office:value="30.260437060999699" table:style-name="ce4">
            <text:p>30.260</text:p>
          </table:table-cell>
          <table:table-cell office:value-type="float" office:value="0.85496154170060101" table:style-name="ce5">
            <text:p>0.85496</text:p>
          </table:table-cell>
          <table:table-cell office:value-type="float" office:value="9061.29931640625" table:style-name="ce2">
            <text:p>9061.30</text:p>
          </table:table-cell>
          <table:table-cell office:value-type="float" office:value="3361.1282348632799" table:style-name="ce2">
            <text:p>3361.13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9" table:style-name="ce7">
            <text:p>15.9</text:p>
          </table:table-cell>
          <table:table-cell office:value-type="float" office:value="30.651933958525198" table:style-name="ce4">
            <text:p>30.652</text:p>
          </table:table-cell>
          <table:table-cell office:value-type="float" office:value="0.86399462044196396" table:style-name="ce5">
            <text:p>0.86399</text:p>
          </table:table-cell>
          <table:table-cell office:value-type="float" office:value="8924.1058349609302" table:style-name="ce2">
            <text:p>8924.11</text:p>
          </table:table-cell>
          <table:table-cell office:value-type="float" office:value="3314.1324462890602" table:style-name="ce2">
            <text:p>3314.13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7.7" table:style-name="ce7">
            <text:p>17.7</text:p>
          </table:table-cell>
          <table:table-cell office:value-type="float" office:value="31.059339224081" table:style-name="ce4">
            <text:p>31.059</text:p>
          </table:table-cell>
          <table:table-cell office:value-type="float" office:value="0.87298617141080204" table:style-name="ce5">
            <text:p>0.87299</text:p>
          </table:table-cell>
          <table:table-cell office:value-type="float" office:value="8850.6296386718695" table:style-name="ce2">
            <text:p>8850.63</text:p>
          </table:table-cell>
          <table:table-cell office:value-type="float" office:value="3322.1124267578102" table:style-name="ce2">
            <text:p>3322.11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399999999999999" table:style-name="ce7">
            <text:p>19.4</text:p>
          </table:table-cell>
          <table:table-cell office:value-type="float" office:value="31.402589509933399" table:style-name="ce4">
            <text:p>31.403</text:p>
          </table:table-cell>
          <table:table-cell office:value-type="float" office:value="0.87988770352740397" table:style-name="ce5">
            <text:p>0.87989</text:p>
          </table:table-cell>
          <table:table-cell office:value-type="float" office:value="8722.1193847656195" table:style-name="ce2">
            <text:p>8722.12</text:p>
          </table:table-cell>
          <table:table-cell office:value-type="float" office:value="3307.3948974609302" table:style-name="ce2">
            <text:p>3307.39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86018.325769922" table:style-name="ce6">
            <text:p>386018.3258</text:p>
          </table:table-cell>
          <table:table-cell office:value-type="float" office:value="1269662.4201824099" table:style-name="ce6">
            <text:p>1269662.42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3" table:style-name="ce7">
            <text:p>3</text:p>
          </table:table-cell>
          <table:table-cell office:value-type="float" office:value="23.835808784615601" table:style-name="ce4">
            <text:p>23.836</text:p>
          </table:table-cell>
          <table:table-cell office:value-type="float" office:value="0.53967015037559896" table:style-name="ce5">
            <text:p>0.53967</text:p>
          </table:table-cell>
          <table:table-cell office:value-type="float" office:value="6429.8341064453098" table:style-name="ce2">
            <text:p>6429.83</text:p>
          </table:table-cell>
          <table:table-cell office:value-type="float" office:value="1756.2847290039001" table:style-name="ce2">
            <text:p>1756.28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4000000000000004" table:style-name="ce7">
            <text:p>4.4</text:p>
          </table:table-cell>
          <table:table-cell office:value-type="float" office:value="25.674218336458299" table:style-name="ce4">
            <text:p>25.674</text:p>
          </table:table-cell>
          <table:table-cell office:value-type="float" office:value="0.61656573347464605" table:style-name="ce5">
            <text:p>0.61657</text:p>
          </table:table-cell>
          <table:table-cell office:value-type="float" office:value="6355.31005859375" table:style-name="ce2">
            <text:p>6355.31</text:p>
          </table:table-cell>
          <table:table-cell office:value-type="float" office:value="1954.6513061523401" table:style-name="ce2">
            <text:p>1954.65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7" table:style-name="ce7">
            <text:p>5.7</text:p>
          </table:table-cell>
          <table:table-cell office:value-type="float" office:value="26.685065570424701" table:style-name="ce4">
            <text:p>26.685</text:p>
          </table:table-cell>
          <table:table-cell office:value-type="float" office:value="0.65867309194873103" table:style-name="ce5">
            <text:p>0.65867</text:p>
          </table:table-cell>
          <table:table-cell office:value-type="float" office:value="6050.9007568359302" table:style-name="ce2">
            <text:p>6050.90</text:p>
          </table:table-cell>
          <table:table-cell office:value-type="float" office:value="2038.44482421875" table:style-name="ce2">
            <text:p>2038.44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7" table:style-name="ce7">
            <text:p>7</text:p>
          </table:table-cell>
          <table:table-cell office:value-type="float" office:value="27.417223980266499" table:style-name="ce4">
            <text:p>27.417</text:p>
          </table:table-cell>
          <table:table-cell office:value-type="float" office:value="0.68963686982419803" table:style-name="ce5">
            <text:p>0.68964</text:p>
          </table:table-cell>
          <table:table-cell office:value-type="float" office:value="6153.5240478515598" table:style-name="ce2">
            <text:p>6153.52</text:p>
          </table:table-cell>
          <table:table-cell office:value-type="float" office:value="2107.9066772460901" table:style-name="ce2">
            <text:p>2107.91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8.3000000000000007" table:style-name="ce7">
            <text:p>8.3</text:p>
          </table:table-cell>
          <table:table-cell office:value-type="float" office:value="28.0482480611341" table:style-name="ce4">
            <text:p>28.048</text:p>
          </table:table-cell>
          <table:table-cell office:value-type="float" office:value="0.71611868680541901" table:style-name="ce5">
            <text:p>0.71612</text:p>
          </table:table-cell>
          <table:table-cell office:value-type="float" office:value="6010.5283203125" table:style-name="ce2">
            <text:p>6010.53</text:p>
          </table:table-cell>
          <table:table-cell office:value-type="float" office:value="2096.5997924804601" table:style-name="ce2">
            <text:p>2096.60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6999999999999993" table:style-name="ce7">
            <text:p>9.7</text:p>
          </table:table-cell>
          <table:table-cell office:value-type="float" office:value="28.544297618740298" table:style-name="ce4">
            <text:p>28.544</text:p>
          </table:table-cell>
          <table:table-cell office:value-type="float" office:value="0.73649430959025997" table:style-name="ce5">
            <text:p>0.73649</text:p>
          </table:table-cell>
          <table:table-cell office:value-type="float" office:value="5990.5067138671802" table:style-name="ce2">
            <text:p>5990.51</text:p>
          </table:table-cell>
          <table:table-cell office:value-type="float" office:value="2140.6116943359302" table:style-name="ce2">
            <text:p>2140.61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" table:style-name="ce7">
            <text:p>11</text:p>
          </table:table-cell>
          <table:table-cell office:value-type="float" office:value="28.975061781793201" table:style-name="ce4">
            <text:p>28.975</text:p>
          </table:table-cell>
          <table:table-cell office:value-type="float" office:value="0.75375930309867401" table:style-name="ce5">
            <text:p>0.75376</text:p>
          </table:table-cell>
          <table:table-cell office:value-type="float" office:value="6102.9471435546802" table:style-name="ce2">
            <text:p>6102.95</text:p>
          </table:table-cell>
          <table:table-cell office:value-type="float" office:value="2185.0616455078102" table:style-name="ce2">
            <text:p>2185.06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2.4" table:style-name="ce7">
            <text:p>12.4</text:p>
          </table:table-cell>
          <table:table-cell office:value-type="float" office:value="29.3814555537998" table:style-name="ce4">
            <text:p>29.381</text:p>
          </table:table-cell>
          <table:table-cell office:value-type="float" office:value="0.77028057542081596" table:style-name="ce5">
            <text:p>0.77028</text:p>
          </table:table-cell>
          <table:table-cell office:value-type="float" office:value="6138.90576171875" table:style-name="ce2">
            <text:p>6138.91</text:p>
          </table:table-cell>
          <table:table-cell office:value-type="float" office:value="2214.5941162109302" table:style-name="ce2">
            <text:p>2214.59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3.8" table:style-name="ce7">
            <text:p>13.8</text:p>
          </table:table-cell>
          <table:table-cell office:value-type="float" office:value="29.719649429526399" table:style-name="ce4">
            <text:p>29.720</text:p>
          </table:table-cell>
          <table:table-cell office:value-type="float" office:value="0.78324469606567904" table:style-name="ce5">
            <text:p>0.78324</text:p>
          </table:table-cell>
          <table:table-cell office:value-type="float" office:value="6095.94775390625" table:style-name="ce2">
            <text:p>6095.95</text:p>
          </table:table-cell>
          <table:table-cell office:value-type="float" office:value="2237.0380859375" table:style-name="ce2">
            <text:p>2237.04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5.1" table:style-name="ce7">
            <text:p>15.1</text:p>
          </table:table-cell>
          <table:table-cell office:value-type="float" office:value="29.997154946136298" table:style-name="ce4">
            <text:p>29.997</text:p>
          </table:table-cell>
          <table:table-cell office:value-type="float" office:value="0.79251542911751005" table:style-name="ce5">
            <text:p>0.79252</text:p>
          </table:table-cell>
          <table:table-cell office:value-type="float" office:value="6189.96142578125" table:style-name="ce2">
            <text:p>6189.96</text:p>
          </table:table-cell>
          <table:table-cell office:value-type="float" office:value="2319.1632690429601" table:style-name="ce2">
            <text:p>2319.16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6.5" table:style-name="ce7">
            <text:p>16.5</text:p>
          </table:table-cell>
          <table:table-cell office:value-type="float" office:value="30.284957573649201" table:style-name="ce4">
            <text:p>30.285</text:p>
          </table:table-cell>
          <table:table-cell office:value-type="float" office:value="0.802971560185189" table:style-name="ce5">
            <text:p>0.80297</text:p>
          </table:table-cell>
          <table:table-cell office:value-type="float" office:value="6267.3328857421802" table:style-name="ce2">
            <text:p>6267.33</text:p>
          </table:table-cell>
          <table:table-cell office:value-type="float" office:value="2381.5755615234302" table:style-name="ce2">
            <text:p>2381.58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8.2" table:style-name="ce7">
            <text:p>18.2</text:p>
          </table:table-cell>
          <table:table-cell office:value-type="float" office:value="30.601586686857001" table:style-name="ce4">
            <text:p>30.602</text:p>
          </table:table-cell>
          <table:table-cell office:value-type="float" office:value="0.81467354628587996" table:style-name="ce5">
            <text:p>0.81467</text:p>
          </table:table-cell>
          <table:table-cell office:value-type="float" office:value="6134.9205322265598" table:style-name="ce2">
            <text:p>6134.92</text:p>
          </table:table-cell>
          <table:table-cell office:value-type="float" office:value="2369.84814453125" table:style-name="ce2">
            <text:p>2369.85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600000000000001" table:style-name="ce7">
            <text:p>19.6</text:p>
          </table:table-cell>
          <table:table-cell office:value-type="float" office:value="30.8317468717722" table:style-name="ce4">
            <text:p>30.832</text:p>
          </table:table-cell>
          <table:table-cell office:value-type="float" office:value="0.82163186271267696" table:style-name="ce5">
            <text:p>0.82163</text:p>
          </table:table-cell>
          <table:table-cell office:value-type="float" office:value="6144.7835693359302" table:style-name="ce2">
            <text:p>6144.78</text:p>
          </table:table-cell>
          <table:table-cell office:value-type="float" office:value="2361.99145507812" table:style-name="ce2">
            <text:p>2361.99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50284.746925649" table:style-name="ce6">
            <text:p>350284.7469</text:p>
          </table:table-cell>
          <table:table-cell office:value-type="float" office:value="1405620.28253757" table:style-name="ce6">
            <text:p>1405620.283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8" table:style-name="ce7">
            <text:p>2.8</text:p>
          </table:table-cell>
          <table:table-cell office:value-type="float" office:value="24.0506960509396" table:style-name="ce4">
            <text:p>24.051</text:p>
          </table:table-cell>
          <table:table-cell office:value-type="float" office:value="0.66082853296054" table:style-name="ce5">
            <text:p>0.66083</text:p>
          </table:table-cell>
          <table:table-cell office:value-type="float" office:value="7827.7669677734302" table:style-name="ce2">
            <text:p>7827.77</text:p>
          </table:table-cell>
          <table:table-cell office:value-type="float" office:value="1865.6785278320301" table:style-name="ce2">
            <text:p>1865.68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2" table:style-name="ce7">
            <text:p>4.2</text:p>
          </table:table-cell>
          <table:table-cell office:value-type="float" office:value="26.482389734448098" table:style-name="ce4">
            <text:p>26.482</text:p>
          </table:table-cell>
          <table:table-cell office:value-type="float" office:value="0.72471798037507096" table:style-name="ce5">
            <text:p>0.72472</text:p>
          </table:table-cell>
          <table:table-cell office:value-type="float" office:value="7238.5396728515598" table:style-name="ce2">
            <text:p>7238.54</text:p>
          </table:table-cell>
          <table:table-cell office:value-type="float" office:value="2098.12426757812" table:style-name="ce2">
            <text:p>2098.12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8" table:style-name="ce7">
            <text:p>5.8</text:p>
          </table:table-cell>
          <table:table-cell office:value-type="float" office:value="28.162828647542" table:style-name="ce4">
            <text:p>28.163</text:p>
          </table:table-cell>
          <table:table-cell office:value-type="float" office:value="0.77010385765623901" table:style-name="ce5">
            <text:p>0.77010</text:p>
          </table:table-cell>
          <table:table-cell office:value-type="float" office:value="6883.3021240234302" table:style-name="ce2">
            <text:p>6883.30</text:p>
          </table:table-cell>
          <table:table-cell office:value-type="float" office:value="2188.00952148437" table:style-name="ce2">
            <text:p>2188.01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7.4" table:style-name="ce7">
            <text:p>7.4</text:p>
          </table:table-cell>
          <table:table-cell office:value-type="float" office:value="29.199898424875698" table:style-name="ce4">
            <text:p>29.200</text:p>
          </table:table-cell>
          <table:table-cell office:value-type="float" office:value="0.79748250930335396" table:style-name="ce5">
            <text:p>0.79748</text:p>
          </table:table-cell>
          <table:table-cell office:value-type="float" office:value="6470.0849609375" table:style-name="ce2">
            <text:p>6470.08</text:p>
          </table:table-cell>
          <table:table-cell office:value-type="float" office:value="2125.2779541015602" table:style-name="ce2">
            <text:p>2125.28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9.1999999999999993" table:style-name="ce7">
            <text:p>9.2</text:p>
          </table:table-cell>
          <table:table-cell office:value-type="float" office:value="30.1764183373419" table:style-name="ce4">
            <text:p>30.176</text:p>
          </table:table-cell>
          <table:table-cell office:value-type="float" office:value="0.82168442191851998" table:style-name="ce5">
            <text:p>0.82168</text:p>
          </table:table-cell>
          <table:table-cell office:value-type="float" office:value="6192.9895019531205" table:style-name="ce2">
            <text:p>6192.99</text:p>
          </table:table-cell>
          <table:table-cell office:value-type="float" office:value="2089.0281982421802" table:style-name="ce2">
            <text:p>2089.03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0.9" table:style-name="ce7">
            <text:p>10.9</text:p>
          </table:table-cell>
          <table:table-cell office:value-type="float" office:value="30.8861157522864" table:style-name="ce4">
            <text:p>30.886</text:p>
          </table:table-cell>
          <table:table-cell office:value-type="float" office:value="0.83816798638781298" table:style-name="ce5">
            <text:p>0.83817</text:p>
          </table:table-cell>
          <table:table-cell office:value-type="float" office:value="6037.4937744140598" table:style-name="ce2">
            <text:p>6037.49</text:p>
          </table:table-cell>
          <table:table-cell office:value-type="float" office:value="2084.18920898437" table:style-name="ce2">
            <text:p>2084.19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3" table:style-name="ce7">
            <text:p>13</text:p>
          </table:table-cell>
          <table:table-cell office:value-type="float" office:value="31.606883947196799" table:style-name="ce4">
            <text:p>31.607</text:p>
          </table:table-cell>
          <table:table-cell office:value-type="float" office:value="0.85242386618682398" table:style-name="ce5">
            <text:p>0.85242</text:p>
          </table:table-cell>
          <table:table-cell office:value-type="float" office:value="5811.3790283203098" table:style-name="ce2">
            <text:p>5811.38</text:p>
          </table:table-cell>
          <table:table-cell office:value-type="float" office:value="2027.7160034179601" table:style-name="ce2">
            <text:p>2027.72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5.1" table:style-name="ce7">
            <text:p>15.1</text:p>
          </table:table-cell>
          <table:table-cell office:value-type="float" office:value="32.148989123882899" table:style-name="ce4">
            <text:p>32.149</text:p>
          </table:table-cell>
          <table:table-cell office:value-type="float" office:value="0.86334266228545897" table:style-name="ce5">
            <text:p>0.86334</text:p>
          </table:table-cell>
          <table:table-cell office:value-type="float" office:value="5693.7493896484302" table:style-name="ce2">
            <text:p>5693.75</text:p>
          </table:table-cell>
          <table:table-cell office:value-type="float" office:value="2012.98193359375" table:style-name="ce2">
            <text:p>2012.9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7.399999999999999" table:style-name="ce7">
            <text:p>17.4</text:p>
          </table:table-cell>
          <table:table-cell office:value-type="float" office:value="32.6460961026796" table:style-name="ce4">
            <text:p>32.646</text:p>
          </table:table-cell>
          <table:table-cell office:value-type="float" office:value="0.87221940996132297" table:style-name="ce5">
            <text:p>0.87222</text:p>
          </table:table-cell>
          <table:table-cell office:value-type="float" office:value="5582.3767089843705" table:style-name="ce2">
            <text:p>5582.38</text:p>
          </table:table-cell>
          <table:table-cell office:value-type="float" office:value="1955.85607910156" table:style-name="ce2">
            <text:p>1955.86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20.100000000000001" table:style-name="ce7">
            <text:p>20.1</text:p>
          </table:table-cell>
          <table:table-cell office:value-type="float" office:value="33.135459943003397" table:style-name="ce4">
            <text:p>33.135</text:p>
          </table:table-cell>
          <table:table-cell office:value-type="float" office:value="0.88037996783419303" table:style-name="ce5">
            <text:p>0.88038</text:p>
          </table:table-cell>
          <table:table-cell office:value-type="float" office:value="5447.1944580078098" table:style-name="ce2">
            <text:p>5447.19</text:p>
          </table:table-cell>
          <table:table-cell office:value-type="float" office:value="1938.1547241210901" table:style-name="ce2">
            <text:p>1938.15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22.5" table:style-name="ce7">
            <text:p>22.5</text:p>
          </table:table-cell>
          <table:table-cell office:value-type="float" office:value="33.486740635800302" table:style-name="ce4">
            <text:p>33.487</text:p>
          </table:table-cell>
          <table:table-cell office:value-type="float" office:value="0.88603861045641796" table:style-name="ce5">
            <text:p>0.88604</text:p>
          </table:table-cell>
          <table:table-cell office:value-type="float" office:value="5346.6453857421802" table:style-name="ce2">
            <text:p>5346.65</text:p>
          </table:table-cell>
          <table:table-cell office:value-type="float" office:value="1921.40222167968" table:style-name="ce2">
            <text:p>1921.40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5.3" table:style-name="ce7">
            <text:p>25.3</text:p>
          </table:table-cell>
          <table:table-cell office:value-type="float" office:value="33.867364648523399" table:style-name="ce4">
            <text:p>33.867</text:p>
          </table:table-cell>
          <table:table-cell office:value-type="float" office:value="0.89150890151741202" table:style-name="ce5">
            <text:p>0.89151</text:p>
          </table:table-cell>
          <table:table-cell office:value-type="float" office:value="5268.9949951171802" table:style-name="ce2">
            <text:p>5268.99</text:p>
          </table:table-cell>
          <table:table-cell office:value-type="float" office:value="1902.3385620117101" table:style-name="ce2">
            <text:p>1902.34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7.7" table:style-name="ce7">
            <text:p>27.7</text:p>
          </table:table-cell>
          <table:table-cell office:value-type="float" office:value="34.166156632518401" table:style-name="ce4">
            <text:p>34.166</text:p>
          </table:table-cell>
          <table:table-cell office:value-type="float" office:value="0.89561287318935201" table:style-name="ce5">
            <text:p>0.89561</text:p>
          </table:table-cell>
          <table:table-cell office:value-type="float" office:value="5191.0982666015598" table:style-name="ce2">
            <text:p>5191.10</text:p>
          </table:table-cell>
          <table:table-cell office:value-type="float" office:value="1852.7008666992101" table:style-name="ce2">
            <text:p>1852.70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319580.451889413" table:style-name="ce6">
            <text:p>319580.4519</text:p>
          </table:table-cell>
          <table:table-cell office:value-type="float" office:value="1003505.33828068" table:style-name="ce7">
            <text:p>1003505.338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6" table:style-name="ce7">
            <text:p>2.6</text:p>
          </table:table-cell>
          <table:table-cell office:value-type="float" office:value="19.662575898760799" table:style-name="ce4">
            <text:p>19.663</text:p>
          </table:table-cell>
          <table:table-cell office:value-type="float" office:value="0.37858838899925201" table:style-name="ce5">
            <text:p>0.37859</text:p>
          </table:table-cell>
          <table:table-cell office:value-type="float" office:value="16371.0616455078" table:style-name="ce2">
            <text:p>16371.06</text:p>
          </table:table-cell>
          <table:table-cell office:value-type="float" office:value="4255.224609375" table:style-name="ce2">
            <text:p>4255.22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2" table:style-name="ce7">
            <text:p>3.2</text:p>
          </table:table-cell>
          <table:table-cell office:value-type="float" office:value="20.3004066478833" table:style-name="ce4">
            <text:p>20.300</text:p>
          </table:table-cell>
          <table:table-cell office:value-type="float" office:value="0.43080009697204202" table:style-name="ce5">
            <text:p>0.43080</text:p>
          </table:table-cell>
          <table:table-cell office:value-type="float" office:value="20065.1561279296" table:style-name="ce2">
            <text:p>20065.16</text:p>
          </table:table-cell>
          <table:table-cell office:value-type="float" office:value="5808.6310424804597" table:style-name="ce2">
            <text:p>5808.63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8" table:style-name="ce7">
            <text:p>3.8</text:p>
          </table:table-cell>
          <table:table-cell office:value-type="float" office:value="20.760930065615" table:style-name="ce4">
            <text:p>20.761</text:p>
          </table:table-cell>
          <table:table-cell office:value-type="float" office:value="0.47471117754945402" table:style-name="ce5">
            <text:p>0.47471</text:p>
          </table:table-cell>
          <table:table-cell office:value-type="float" office:value="23002.683715820302" table:style-name="ce2">
            <text:p>23002.68</text:p>
          </table:table-cell>
          <table:table-cell office:value-type="float" office:value="7041.5203857421802" table:style-name="ce2">
            <text:p>7041.52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4000000000000004" table:style-name="ce7">
            <text:p>4.4</text:p>
          </table:table-cell>
          <table:table-cell office:value-type="float" office:value="21.175200983482998" table:style-name="ce4">
            <text:p>21.175</text:p>
          </table:table-cell>
          <table:table-cell office:value-type="float" office:value="0.51250390277923297" table:style-name="ce5">
            <text:p>0.51250</text:p>
          </table:table-cell>
          <table:table-cell office:value-type="float" office:value="24648.729980468699" table:style-name="ce2">
            <text:p>24648.73</text:p>
          </table:table-cell>
          <table:table-cell office:value-type="float" office:value="7626.1987915038999" table:style-name="ce2">
            <text:p>7626.20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4.9000000000000004" table:style-name="ce7">
            <text:p>4.9</text:p>
          </table:table-cell>
          <table:table-cell office:value-type="float" office:value="21.500150749218601" table:style-name="ce4">
            <text:p>21.500</text:p>
          </table:table-cell>
          <table:table-cell office:value-type="float" office:value="0.54234538217700201" table:style-name="ce5">
            <text:p>0.54235</text:p>
          </table:table-cell>
          <table:table-cell office:value-type="float" office:value="25691.911254882802" table:style-name="ce2">
            <text:p>25691.91</text:p>
          </table:table-cell>
          <table:table-cell office:value-type="float" office:value="8112.7598266601499" table:style-name="ce2">
            <text:p>8112.76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5.5" table:style-name="ce7">
            <text:p>5.5</text:p>
          </table:table-cell>
          <table:table-cell office:value-type="float" office:value="21.813852368575301" table:style-name="ce4">
            <text:p>21.814</text:p>
          </table:table-cell>
          <table:table-cell office:value-type="float" office:value="0.56780787315211301" table:style-name="ce5">
            <text:p>0.56781</text:p>
          </table:table-cell>
          <table:table-cell office:value-type="float" office:value="26241.422485351501" table:style-name="ce2">
            <text:p>26241.42</text:p>
          </table:table-cell>
          <table:table-cell office:value-type="float" office:value="8512.0362548828107" table:style-name="ce2">
            <text:p>8512.04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6.1" table:style-name="ce7">
            <text:p>6.1</text:p>
          </table:table-cell>
          <table:table-cell office:value-type="float" office:value="22.115754334771999" table:style-name="ce4">
            <text:p>22.116</text:p>
          </table:table-cell>
          <table:table-cell office:value-type="float" office:value="0.59020991168058801" table:style-name="ce5">
            <text:p>0.59021</text:p>
          </table:table-cell>
          <table:table-cell office:value-type="float" office:value="27014.130859375" table:style-name="ce2">
            <text:p>27014.13</text:p>
          </table:table-cell>
          <table:table-cell office:value-type="float" office:value="9042.3573608398401" table:style-name="ce2">
            <text:p>9042.36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6.7" table:style-name="ce7">
            <text:p>6.7</text:p>
          </table:table-cell>
          <table:table-cell office:value-type="float" office:value="22.381346161101099" table:style-name="ce4">
            <text:p>22.381</text:p>
          </table:table-cell>
          <table:table-cell office:value-type="float" office:value="0.60994523049890204" table:style-name="ce5">
            <text:p>0.60995</text:p>
          </table:table-cell>
          <table:table-cell office:value-type="float" office:value="27467.564819335901" table:style-name="ce2">
            <text:p>27467.56</text:p>
          </table:table-cell>
          <table:table-cell office:value-type="float" office:value="9327.4514160156195" table:style-name="ce2">
            <text:p>9327.45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7.3" table:style-name="ce7">
            <text:p>7.3</text:p>
          </table:table-cell>
          <table:table-cell office:value-type="float" office:value="22.6136526447135" table:style-name="ce4">
            <text:p>22.614</text:p>
          </table:table-cell>
          <table:table-cell office:value-type="float" office:value="0.62661695605168899" table:style-name="ce5">
            <text:p>0.62662</text:p>
          </table:table-cell>
          <table:table-cell office:value-type="float" office:value="27800.667114257802" table:style-name="ce2">
            <text:p>27800.67</text:p>
          </table:table-cell>
          <table:table-cell office:value-type="float" office:value="9431.65087890625" table:style-name="ce2">
            <text:p>9431.65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7.9" table:style-name="ce7">
            <text:p>7.9</text:p>
          </table:table-cell>
          <table:table-cell office:value-type="float" office:value="22.825942551985602" table:style-name="ce4">
            <text:p>22.826</text:p>
          </table:table-cell>
          <table:table-cell office:value-type="float" office:value="0.64150460780393603" table:style-name="ce5">
            <text:p>0.64150</text:p>
          </table:table-cell>
          <table:table-cell office:value-type="float" office:value="28446.762451171799" table:style-name="ce2">
            <text:p>28446.76</text:p>
          </table:table-cell>
          <table:table-cell office:value-type="float" office:value="9735.7137451171802" table:style-name="ce2">
            <text:p>9735.71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8.5" table:style-name="ce7">
            <text:p>8.5</text:p>
          </table:table-cell>
          <table:table-cell office:value-type="float" office:value="23.0220495920974" table:style-name="ce4">
            <text:p>23.022</text:p>
          </table:table-cell>
          <table:table-cell office:value-type="float" office:value="0.655196211868036" table:style-name="ce5">
            <text:p>0.65520</text:p>
          </table:table-cell>
          <table:table-cell office:value-type="float" office:value="28668.646850585901" table:style-name="ce2">
            <text:p>28668.65</text:p>
          </table:table-cell>
          <table:table-cell office:value-type="float" office:value="9978.0470581054597" table:style-name="ce2">
            <text:p>9978.05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9.1999999999999993" table:style-name="ce7">
            <text:p>9.2</text:p>
          </table:table-cell>
          <table:table-cell office:value-type="float" office:value="23.239855006135599" table:style-name="ce4">
            <text:p>23.240</text:p>
          </table:table-cell>
          <table:table-cell office:value-type="float" office:value="0.66923165844529098" table:style-name="ce5">
            <text:p>0.66923</text:p>
          </table:table-cell>
          <table:table-cell office:value-type="float" office:value="28652.5869140625" table:style-name="ce2">
            <text:p>28652.59</text:p>
          </table:table-cell>
          <table:table-cell office:value-type="float" office:value="9936.1830444335901" table:style-name="ce2">
            <text:p>9936.1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9.9" table:style-name="ce7">
            <text:p>9.9</text:p>
          </table:table-cell>
          <table:table-cell office:value-type="float" office:value="23.418610917860001" table:style-name="ce4">
            <text:p>23.419</text:p>
          </table:table-cell>
          <table:table-cell office:value-type="float" office:value="0.680957360001888" table:style-name="ce5">
            <text:p>0.68096</text:p>
          </table:table-cell>
          <table:table-cell office:value-type="float" office:value="28703.8205566406" table:style-name="ce2">
            <text:p>28703.82</text:p>
          </table:table-cell>
          <table:table-cell office:value-type="float" office:value="9913.7327270507794" table:style-name="ce2">
            <text:p>9913.73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487836.33373955498" table:style-name="ce6">
            <text:p>487836.3337</text:p>
          </table:table-cell>
          <table:table-cell office:value-type="float" office:value="3278901.71682578" table:style-name="ce7">
            <text:p>3278901.717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3.7" table:style-name="ce7">
            <text:p>3.7</text:p>
          </table:table-cell>
          <table:table-cell office:value-type="float" office:value="27.2241577053688" table:style-name="ce4">
            <text:p>27.224</text:p>
          </table:table-cell>
          <table:table-cell office:value-type="float" office:value="0.71115283282803099" table:style-name="ce5">
            <text:p>0.71115</text:p>
          </table:table-cell>
          <table:table-cell office:value-type="float" office:value="3728.3931884765602" table:style-name="ce2">
            <text:p>3728.39</text:p>
          </table:table-cell>
          <table:table-cell office:value-type="float" office:value="1249.3086547851501" table:style-name="ce2">
            <text:p>1249.31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5.9" table:style-name="ce7">
            <text:p>5.9</text:p>
          </table:table-cell>
          <table:table-cell office:value-type="float" office:value="29.536964965841801" table:style-name="ce4">
            <text:p>29.537</text:p>
          </table:table-cell>
          <table:table-cell office:value-type="float" office:value="0.76816132014358696" table:style-name="ce5">
            <text:p>0.76816</text:p>
          </table:table-cell>
          <table:table-cell office:value-type="float" office:value="3310.1156005859302" table:style-name="ce2">
            <text:p>3310.12</text:p>
          </table:table-cell>
          <table:table-cell office:value-type="float" office:value="1241.89770507812" table:style-name="ce2">
            <text:p>1241.90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8.6999999999999993" table:style-name="ce7">
            <text:p>8.7</text:p>
          </table:table-cell>
          <table:table-cell office:value-type="float" office:value="31.683868944228099" table:style-name="ce4">
            <text:p>31.684</text:p>
          </table:table-cell>
          <table:table-cell office:value-type="float" office:value="0.80632204607372204" table:style-name="ce5">
            <text:p>0.80632</text:p>
          </table:table-cell>
          <table:table-cell office:value-type="float" office:value="2821.04711914062" table:style-name="ce2">
            <text:p>2821.05</text:p>
          </table:table-cell>
          <table:table-cell office:value-type="float" office:value="1160.93725585937" table:style-name="ce2">
            <text:p>1160.94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12" table:style-name="ce7">
            <text:p>12</text:p>
          </table:table-cell>
          <table:table-cell office:value-type="float" office:value="32.987300285934801" table:style-name="ce4">
            <text:p>32.987</text:p>
          </table:table-cell>
          <table:table-cell office:value-type="float" office:value="0.83009252938569" table:style-name="ce5">
            <text:p>0.83009</text:p>
          </table:table-cell>
          <table:table-cell office:value-type="float" office:value="2579.46166992187" table:style-name="ce2">
            <text:p>2579.46</text:p>
          </table:table-cell>
          <table:table-cell office:value-type="float" office:value="1122.15502929687" table:style-name="ce2">
            <text:p>1122.16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15.4" table:style-name="ce7">
            <text:p>15.4</text:p>
          </table:table-cell>
          <table:table-cell office:value-type="float" office:value="34.087449581176102" table:style-name="ce4">
            <text:p>34.087</text:p>
          </table:table-cell>
          <table:table-cell office:value-type="float" office:value="0.84968757487536795" table:style-name="ce5">
            <text:p>0.84969</text:p>
          </table:table-cell>
          <table:table-cell office:value-type="float" office:value="2594.55322265625" table:style-name="ce2">
            <text:p>2594.55</text:p>
          </table:table-cell>
          <table:table-cell office:value-type="float" office:value="1171.8157348632801" table:style-name="ce2">
            <text:p>1171.82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18.899999999999999" table:style-name="ce7">
            <text:p>18.9</text:p>
          </table:table-cell>
          <table:table-cell office:value-type="float" office:value="34.777595021469303" table:style-name="ce4">
            <text:p>34.778</text:p>
          </table:table-cell>
          <table:table-cell office:value-type="float" office:value="0.86422509478904597" table:style-name="ce5">
            <text:p>0.86423</text:p>
          </table:table-cell>
          <table:table-cell office:value-type="float" office:value="2513.24609375" table:style-name="ce2">
            <text:p>2513.25</text:p>
          </table:table-cell>
          <table:table-cell office:value-type="float" office:value="1154.0830078125" table:style-name="ce2">
            <text:p>1154.08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22.3" table:style-name="ce7">
            <text:p>22.3</text:p>
          </table:table-cell>
          <table:table-cell office:value-type="float" office:value="35.378289857157803" table:style-name="ce4">
            <text:p>35.378</text:p>
          </table:table-cell>
          <table:table-cell office:value-type="float" office:value="0.87296165791807601" table:style-name="ce5">
            <text:p>0.87296</text:p>
          </table:table-cell>
          <table:table-cell office:value-type="float" office:value="2452.3231201171802" table:style-name="ce2">
            <text:p>2452.32</text:p>
          </table:table-cell>
          <table:table-cell office:value-type="float" office:value="1135.8300170898401" table:style-name="ce2">
            <text:p>1135.83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25.5" table:style-name="ce7">
            <text:p>25.5</text:p>
          </table:table-cell>
          <table:table-cell office:value-type="float" office:value="35.875805213367897" table:style-name="ce4">
            <text:p>35.876</text:p>
          </table:table-cell>
          <table:table-cell office:value-type="float" office:value="0.88155443308585901" table:style-name="ce5">
            <text:p>0.88155</text:p>
          </table:table-cell>
          <table:table-cell office:value-type="float" office:value="2408.7518310546802" table:style-name="ce2">
            <text:p>2408.75</text:p>
          </table:table-cell>
          <table:table-cell office:value-type="float" office:value="1104.27734375" table:style-name="ce2">
            <text:p>1104.2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29" table:style-name="ce7">
            <text:p>29</text:p>
          </table:table-cell>
          <table:table-cell office:value-type="float" office:value="36.326343328262901" table:style-name="ce4">
            <text:p>36.326</text:p>
          </table:table-cell>
          <table:table-cell office:value-type="float" office:value="0.88871387182367201" table:style-name="ce5">
            <text:p>0.88871</text:p>
          </table:table-cell>
          <table:table-cell office:value-type="float" office:value="2419.43774414062" table:style-name="ce2">
            <text:p>2419.44</text:p>
          </table:table-cell>
          <table:table-cell office:value-type="float" office:value="1094.08374023437" table:style-name="ce2">
            <text:p>1094.08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32.4" table:style-name="ce7">
            <text:p>32.4</text:p>
          </table:table-cell>
          <table:table-cell office:value-type="float" office:value="36.709912722541503" table:style-name="ce4">
            <text:p>36.710</text:p>
          </table:table-cell>
          <table:table-cell office:value-type="float" office:value="0.89463815751934295" table:style-name="ce5">
            <text:p>0.89464</text:p>
          </table:table-cell>
          <table:table-cell office:value-type="float" office:value="2392.51440429687" table:style-name="ce2">
            <text:p>2392.51</text:p>
          </table:table-cell>
          <table:table-cell office:value-type="float" office:value="1106.2444458007801" table:style-name="ce2">
            <text:p>1106.24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35.799999999999997" table:style-name="ce7">
            <text:p>35.8</text:p>
          </table:table-cell>
          <table:table-cell office:value-type="float" office:value="37.056183609179698" table:style-name="ce4">
            <text:p>37.056</text:p>
          </table:table-cell>
          <table:table-cell office:value-type="float" office:value="0.90102082523149896" table:style-name="ce5">
            <text:p>0.90102</text:p>
          </table:table-cell>
          <table:table-cell office:value-type="float" office:value="2384.1907958984302" table:style-name="ce2">
            <text:p>2384.19</text:p>
          </table:table-cell>
          <table:table-cell office:value-type="float" office:value="1102.3425903320301" table:style-name="ce2">
            <text:p>1102.34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40.1" table:style-name="ce7">
            <text:p>40.1</text:p>
          </table:table-cell>
          <table:table-cell office:value-type="float" office:value="37.4078594640497" table:style-name="ce4">
            <text:p>37.408</text:p>
          </table:table-cell>
          <table:table-cell office:value-type="float" office:value="0.90709226455372505" table:style-name="ce5">
            <text:p>0.90709</text:p>
          </table:table-cell>
          <table:table-cell office:value-type="float" office:value="2360.51684570312" table:style-name="ce2">
            <text:p>2360.52</text:p>
          </table:table-cell>
          <table:table-cell office:value-type="float" office:value="1119.966796875" table:style-name="ce2">
            <text:p>1119.97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43.5" table:style-name="ce7">
            <text:p>43.5</text:p>
          </table:table-cell>
          <table:table-cell office:value-type="float" office:value="37.683656234075798" table:style-name="ce4">
            <text:p>37.684</text:p>
          </table:table-cell>
          <table:table-cell office:value-type="float" office:value="0.91106068755718395" table:style-name="ce5">
            <text:p>0.91106</text:p>
          </table:table-cell>
          <table:table-cell office:value-type="float" office:value="2354.08764648437" table:style-name="ce2">
            <text:p>2354.09</text:p>
          </table:table-cell>
          <table:table-cell office:value-type="float" office:value="1130.26171875" table:style-name="ce2">
            <text:p>1130.26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7060.72159743999" table:style-name="ce6">
            <text:p>207060.7216</text:p>
          </table:table-cell>
          <table:table-cell office:value-type="float" office:value="711838.11305250297" table:style-name="ce7">
            <text:p>711838.1131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table:number-columns-repeated="16378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2999999999999998" table:style-name="ce4">
            <text:p>2.300</text:p>
          </table:table-cell>
          <table:table-cell office:value-type="float" office:value="21.825069803978899" table:style-name="ce4">
            <text:p>21.825</text:p>
          </table:table-cell>
          <table:table-cell office:value-type="float" office:value="0.56925296466805697" table:style-name="ce5">
            <text:p>0.56925</text:p>
          </table:table-cell>
          <table:table-cell office:value-type="float" office:value="17153.836791992198" table:style-name="ce2">
            <text:p>17153.84</text:p>
          </table:table-cell>
          <table:table-cell office:value-type="float" office:value="5497.1121826171902" table:style-name="ce2">
            <text:p>5497.11</text:p>
          </table:table-cell>
          <table:table-cell table:number-columns-repeated="16378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15" table:style-name="ce4">
            <text:p>3.150</text:p>
          </table:table-cell>
          <table:table-cell office:value-type="float" office:value="23.118238495824698" table:style-name="ce4">
            <text:p>23.118</text:p>
          </table:table-cell>
          <table:table-cell office:value-type="float" office:value="0.61009898214715697" table:style-name="ce5">
            <text:p>0.61010</text:p>
          </table:table-cell>
          <table:table-cell office:value-type="float" office:value="14335.287475585899" table:style-name="ce2">
            <text:p>14335.29</text:p>
          </table:table-cell>
          <table:table-cell office:value-type="float" office:value="4782.8654785156205" table:style-name="ce2">
            <text:p>4782.87</text:p>
          </table:table-cell>
          <table:table-cell table:number-columns-repeated="16378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0999999999999996" table:style-name="ce4">
            <text:p>4.100</text:p>
          </table:table-cell>
          <table:table-cell office:value-type="float" office:value="24.227979660238699" table:style-name="ce4">
            <text:p>24.228</text:p>
          </table:table-cell>
          <table:table-cell office:value-type="float" office:value="0.64472830290949301" table:style-name="ce5">
            <text:p>0.64473</text:p>
          </table:table-cell>
          <table:table-cell office:value-type="float" office:value="16530.753051757802" table:style-name="ce2">
            <text:p>16530.75</text:p>
          </table:table-cell>
          <table:table-cell office:value-type="float" office:value="6396.3753051757803" table:style-name="ce2">
            <text:p>6396.38</text:p>
          </table:table-cell>
          <table:table-cell table:number-columns-repeated="16378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" table:style-name="ce4">
            <text:p>5.000</text:p>
          </table:table-cell>
          <table:table-cell office:value-type="float" office:value="25.132357031722801" table:style-name="ce4">
            <text:p>25.132</text:p>
          </table:table-cell>
          <table:table-cell office:value-type="float" office:value="0.67756447908533002" table:style-name="ce5">
            <text:p>0.67756</text:p>
          </table:table-cell>
          <table:table-cell office:value-type="float" office:value="15842.6346435547" table:style-name="ce2">
            <text:p>15842.63</text:p>
          </table:table-cell>
          <table:table-cell office:value-type="float" office:value="6426.1734619140598" table:style-name="ce2">
            <text:p>6426.17</text:p>
          </table:table-cell>
          <table:table-cell table:number-columns-repeated="16378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" table:style-name="ce4">
            <text:p>6.000</text:p>
          </table:table-cell>
          <table:table-cell office:value-type="float" office:value="25.838374372970101" table:style-name="ce4">
            <text:p>25.838</text:p>
          </table:table-cell>
          <table:table-cell office:value-type="float" office:value="0.70058589022724405" table:style-name="ce5">
            <text:p>0.70059</text:p>
          </table:table-cell>
          <table:table-cell office:value-type="float" office:value="15220.087524414101" table:style-name="ce2">
            <text:p>15220.09</text:p>
          </table:table-cell>
          <table:table-cell office:value-type="float" office:value="6365.6382446289099" table:style-name="ce2">
            <text:p>6365.64</text:p>
          </table:table-cell>
          <table:table-cell table:number-columns-repeated="16378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" table:style-name="ce4">
            <text:p>7.000</text:p>
          </table:table-cell>
          <table:table-cell office:value-type="float" office:value="26.387441749387801" table:style-name="ce4">
            <text:p>26.387</text:p>
          </table:table-cell>
          <table:table-cell office:value-type="float" office:value="0.71764049535262897" table:style-name="ce5">
            <text:p>0.71764</text:p>
          </table:table-cell>
          <table:table-cell office:value-type="float" office:value="15035.1364746094" table:style-name="ce2">
            <text:p>15035.14</text:p>
          </table:table-cell>
          <table:table-cell office:value-type="float" office:value="6348.2008056640598" table:style-name="ce2">
            <text:p>6348.20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8.1" table:style-name="ce4">
            <text:p>8.100</text:p>
          </table:table-cell>
          <table:table-cell office:value-type="float" office:value="26.944091596093799" table:style-name="ce4">
            <text:p>26.944</text:p>
          </table:table-cell>
          <table:table-cell office:value-type="float" office:value="0.73484589998449301" table:style-name="ce5">
            <text:p>0.73485</text:p>
          </table:table-cell>
          <table:table-cell office:value-type="float" office:value="14440.6359863281" table:style-name="ce2">
            <text:p>14440.64</text:p>
          </table:table-cell>
          <table:table-cell office:value-type="float" office:value="6260.5437622070303" table:style-name="ce2">
            <text:p>6260.54</text:p>
          </table:table-cell>
          <table:table-cell table:number-columns-repeated="16378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9.1999999999999993" table:style-name="ce4">
            <text:p>9.200</text:p>
          </table:table-cell>
          <table:table-cell office:value-type="float" office:value="27.3504863261279" table:style-name="ce4">
            <text:p>27.350</text:p>
          </table:table-cell>
          <table:table-cell office:value-type="float" office:value="0.74706485641291498" table:style-name="ce5">
            <text:p>0.74706</text:p>
          </table:table-cell>
          <table:table-cell office:value-type="float" office:value="14218.254272460899" table:style-name="ce2">
            <text:p>14218.25</text:p>
          </table:table-cell>
          <table:table-cell office:value-type="float" office:value="6291.0760498046902" table:style-name="ce2">
            <text:p>6291.08</text:p>
          </table:table-cell>
          <table:table-cell table:number-columns-repeated="16378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0.3" table:style-name="ce4">
            <text:p>10.300</text:p>
          </table:table-cell>
          <table:table-cell office:value-type="float" office:value="27.7249928379183" table:style-name="ce4">
            <text:p>27.725</text:p>
          </table:table-cell>
          <table:table-cell office:value-type="float" office:value="0.75958798419724005" table:style-name="ce5">
            <text:p>0.75959</text:p>
          </table:table-cell>
          <table:table-cell office:value-type="float" office:value="14029.632202148399" table:style-name="ce2">
            <text:p>14029.63</text:p>
          </table:table-cell>
          <table:table-cell office:value-type="float" office:value="6127.4661865234402" table:style-name="ce2">
            <text:p>6127.47</text:p>
          </table:table-cell>
          <table:table-cell table:number-columns-repeated="16378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1.57" table:style-name="ce4">
            <text:p>11.570</text:p>
          </table:table-cell>
          <table:table-cell office:value-type="float" office:value="28.404281529839398" table:style-name="ce4">
            <text:p>28.404</text:p>
          </table:table-cell>
          <table:table-cell office:value-type="float" office:value="0.78474335211861201" table:style-name="ce5">
            <text:p>0.78474</text:p>
          </table:table-cell>
          <table:table-cell office:value-type="float" office:value="11703.910644531299" table:style-name="ce2">
            <text:p>11703.91</text:p>
          </table:table-cell>
          <table:table-cell office:value-type="float" office:value="5024.9151611328098" table:style-name="ce2">
            <text:p>5024.92</text:p>
          </table:table-cell>
          <table:table-cell table:number-columns-repeated="16378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2.8" table:style-name="ce4">
            <text:p>12.800</text:p>
          </table:table-cell>
          <table:table-cell office:value-type="float" office:value="28.383502281534501" table:style-name="ce4">
            <text:p>28.384</text:p>
          </table:table-cell>
          <table:table-cell office:value-type="float" office:value="0.77964878539680504" table:style-name="ce5">
            <text:p>0.77965</text:p>
          </table:table-cell>
          <table:table-cell office:value-type="float" office:value="13552.7380371094" table:style-name="ce2">
            <text:p>13552.74</text:p>
          </table:table-cell>
          <table:table-cell office:value-type="float" office:value="6059.685546875" table:style-name="ce2">
            <text:p>6059.69</text:p>
          </table:table-cell>
          <table:table-cell table:number-columns-repeated="16378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4.1" table:style-name="ce4">
            <text:p>14.100</text:p>
          </table:table-cell>
          <table:table-cell office:value-type="float" office:value="28.676215770608501" table:style-name="ce4">
            <text:p>28.676</text:p>
          </table:table-cell>
          <table:table-cell office:value-type="float" office:value="0.78799930530921003" table:style-name="ce5">
            <text:p>0.78800</text:p>
          </table:table-cell>
          <table:table-cell office:value-type="float" office:value="13456.713378906299" table:style-name="ce2">
            <text:p>13456.71</text:p>
          </table:table-cell>
          <table:table-cell office:value-type="float" office:value="6045.1759643554697" table:style-name="ce2">
            <text:p>6045.18</text:p>
          </table:table-cell>
          <table:table-cell table:number-columns-repeated="16378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5.4" table:style-name="ce4">
            <text:p>15.400</text:p>
          </table:table-cell>
          <table:table-cell office:value-type="float" office:value="28.9214242687633" table:style-name="ce4">
            <text:p>28.921</text:p>
          </table:table-cell>
          <table:table-cell office:value-type="float" office:value="0.79489537327827398" table:style-name="ce5">
            <text:p>0.79490</text:p>
          </table:table-cell>
          <table:table-cell office:value-type="float" office:value="13227.2185058594" table:style-name="ce2">
            <text:p>13227.22</text:p>
          </table:table-cell>
          <table:table-cell office:value-type="float" office:value="5960.3962402343795" table:style-name="ce2">
            <text:p>5960.4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style-name="ce4"/>
          <table:table-cell table:style-name="ce5"/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482390.59586799901" table:style-name="ce6">
            <text:p>482390.5959</text:p>
          </table:table-cell>
          <table:table-cell office:value-type="float" office:value="1722367.66803694" table:style-name="ce7">
            <text:p>1722367.668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Var(--jp-code-font-family)" svg:font-family="Var(--jp-code-font-family)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5" number:min-integer-digits="1"/>
    </number:number-style>
    <number:number-style style:name="N50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HIRO</dc:creator>
    <meta:creation-date>2019-12-20T17:06:05Z</meta:creation-date>
    <dc:date>2020-01-05T02:52:35Z</dc:date>
    <meta:editing-cycles>16</meta:editing-cycles>
    <meta:editing-duration>PT14623S</meta:editing-duration>
  </office:meta>
</office:document-meta>
</file>